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map style:condition="cell-content()&lt;0" style:apply-style-name="Sans_20_nom3" style:base-cell-address="Feuille1.A1"/>
      <style:map style:condition="cell-content()&gt;0" style:apply-style-name="Sans_20_nom4" style:base-cell-address="Feuille1.A1"/>
    </style:style>
    <style:style style:name="ce2" style:family="table-cell" style:parent-style-name="Default" style:data-style-name="N1">
      <style:text-properties fo:color="#000000"/>
      <style:map style:condition="cell-content()&lt;0" style:apply-style-name="Sans_20_nom1" style:base-cell-address="Feuille1.B1"/>
      <style:map style:condition="cell-content()&gt;0" style:apply-style-name="Sans_20_nom2" style:base-cell-address="Feuille1.B1"/>
    </style:style>
    <style:style style:name="ce3" style:family="table-cell" style:parent-style-name="Default" style:data-style-name="N76">
      <style:table-cell-properties fo:border="0.06pt solid #000000"/>
      <style:map style:condition="cell-content()&lt;0" style:apply-style-name="Sans_20_nom3" style:base-cell-address="Feuille1.A1"/>
      <style:map style:condition="cell-content()&gt;0" style:apply-style-name="Sans_20_nom4" style:base-cell-address="Feuille1.A1"/>
    </style:style>
    <style:style style:name="ce4" style:family="table-cell" style:parent-style-name="Default">
      <style:table-cell-properties fo:border="0.06pt solid #000000"/>
      <style:map style:condition="cell-content()&lt;0" style:apply-style-name="Sans_20_nom3" style:base-cell-address="Feuille1.A1"/>
      <style:map style:condition="cell-content()&gt;0" style:apply-style-name="Sans_20_nom4" style:base-cell-address="Feuille1.A1"/>
    </style:style>
    <style:style style:name="ce5" style:family="table-cell" style:parent-style-name="Default">
      <style:table-cell-properties fo:border="0.06pt solid #000000"/>
      <style:map style:condition="cell-content()&lt;0" style:apply-style-name="Sans_20_nom3" style:base-cell-address="Feuille1.B15"/>
      <style:map style:condition="cell-content()&gt;0" style:apply-style-name="Sans_20_nom4" style:base-cell-address="Feuille1.B15"/>
    </style:style>
    <style:style style:name="ce6" style:family="table-cell" style:parent-style-name="Default">
      <style:table-cell-properties fo:border="0.06pt solid #000000"/>
      <style:map style:condition="cell-content()&lt;0" style:apply-style-name="Sans_20_nom3" style:base-cell-address="Feuille1.B24"/>
      <style:map style:condition="cell-content()&gt;0" style:apply-style-name="Sans_20_nom4" style:base-cell-address="Feuille1.B24"/>
    </style:style>
    <style:style style:name="ce7" style:family="table-cell" style:parent-style-name="Default">
      <style:table-cell-properties fo:border="0.06pt solid #000000"/>
      <style:map style:condition="cell-content()&lt;0" style:apply-style-name="Sans_20_nom3" style:base-cell-address="Feuille1.B25"/>
      <style:map style:condition="cell-content()&gt;0" style:apply-style-name="Sans_20_nom4" style:base-cell-address="Feuille1.B25"/>
    </style:style>
    <style:style style:name="ce8" style:family="table-cell" style:parent-style-name="Default">
      <style:table-cell-properties fo:border="0.06pt solid #000000"/>
      <style:map style:condition="cell-content()&lt;0" style:apply-style-name="Sans_20_nom3" style:base-cell-address="Feuille1.A1"/>
      <style:map style:condition="cell-content()&gt;0" style:apply-style-name="Sans_20_nom4" style:base-cell-address="Feuille1.A1"/>
    </style:style>
    <style:style style:name="ce9" style:family="table-cell" style:parent-style-name="Default">
      <style:table-cell-properties fo:border="0.06pt solid #000000"/>
      <style:map style:condition="cell-content()&lt;0" style:apply-style-name="Sans_20_nom3" style:base-cell-address="Feuille1.A1"/>
      <style:map style:condition="cell-content()&gt;0" style:apply-style-name="Sans_20_nom4" style:base-cell-address="Feuille1.A1"/>
    </style:style>
    <style:style style:name="ce10" style:family="table-cell" style:parent-style-name="Default">
      <style:map style:condition="cell-content()&lt;0" style:apply-style-name="Sans_20_nom3" style:base-cell-address="Feuille1.B24"/>
      <style:map style:condition="cell-content()&gt;0" style:apply-style-name="Sans_20_nom4" style:base-cell-address="Feuille1.B24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order="0.06pt solid #000000"/>
      <style:map style:condition="cell-content()&lt;0" style:apply-style-name="Sans_20_nom3" style:base-cell-address="Feuille1.A1"/>
      <style:map style:condition="cell-content()&gt;0" style:apply-style-name="Sans_20_nom4" style:base-cell-address="Feuille1.A1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TimesNewRomanPS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map style:condition="cell-content()&lt;0" style:apply-style-name="Sans_20_nom3" style:base-cell-address="Feuille1.B24"/>
      <style:map style:condition="cell-content()&gt;0" style:apply-style-name="Sans_20_nom4" style:base-cell-address="Feuille1.B24"/>
    </style:style>
    <style:style style:name="ce15" style:family="table-cell" style:parent-style-name="Default" style:data-style-name="N99">
      <style:table-cell-properties fo:border="0.06pt solid #000000"/>
      <style:map style:condition="cell-content()&lt;0" style:apply-style-name="Sans_20_nom3" style:base-cell-address="Feuille1.A1"/>
      <style:map style:condition="cell-content()&gt;0" style:apply-style-name="Sans_20_nom4" style:base-cell-address="Feuille1.A1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TimesNewRomanPS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map style:condition="cell-content()&lt;0" style:apply-style-name="Sans_20_nom3" style:base-cell-address="Feuille1.B15"/>
      <style:map style:condition="cell-content()&gt;0" style:apply-style-name="Sans_20_nom4" style:base-cell-address="Feuille1.B15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style-name="Default"/>
          <table:table-cell table:style-name="ce2"/>
          <table:table-cell table:style-name="ce13"/>
          <table:table-cell table:style-name="ce16"/>
          <table:table-cell table:number-columns-repeated="1020"/>
        </table:table-row>
        <table:table-row table:style-name="ro1">
          <table:table-cell/>
          <table:table-cell table:style-name="ce3" office:value-type="date" office:date-value="2007-02-02" calcext:value-type="date">
            <text:p>2 février 2007</text:p>
          </table:table-cell>
          <table:table-cell table:style-name="ce3" office:value-type="date" office:date-value="2007-02-03" calcext:value-type="date">
            <text:p>3 février 2007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date" office:date-value="2007-02-03" calcext:value-type="date">
            <text:p>3 février 2007</text:p>
          </table:table-cell>
          <table:table-cell table:style-name="ce3" office:value-type="date" office:date-value="2007-02-04" calcext:value-type="date">
            <text:p>4 février 2007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date" office:date-value="2007-02-04" calcext:value-type="date">
            <text:p>4 février 2007</text:p>
          </table:table-cell>
          <table:table-cell table:style-name="ce3" office:value-type="date" office:date-value="2007-02-05" calcext:value-type="date">
            <text:p>5 février 2007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lundi</text:p>
          </table:table-cell>
          <table:table-cell table:style-name="ce4" office:value-type="string" calcext:value-type="string">
            <text:p>mardi</text:p>
          </table:table-cell>
          <table:table-cell table:style-name="ce4" office:value-type="string" calcext:value-type="string">
            <text:p>mercredi</text:p>
          </table:table-cell>
          <table:table-cell table:style-name="ce4" office:value-type="string" calcext:value-type="string">
            <text:p>jeudi</text:p>
          </table:table-cell>
          <table:table-cell table:style-name="ce4" office:value-type="string" calcext:value-type="string">
            <text:p>vendredi</text:p>
          </table:table-cell>
          <table:table-cell table:style-name="ce4" office:value-type="string" calcext:value-type="string">
            <text:p>samedi</text:p>
          </table:table-cell>
          <table:table-cell table:style-name="ce4" office:value-type="string" calcext:value-type="string">
            <text:p>dimanche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janvier</text:p>
          </table:table-cell>
          <table:table-cell table:style-name="ce4" office:value-type="string" calcext:value-type="string">
            <text:p>février</text:p>
          </table:table-cell>
          <table:table-cell table:style-name="ce4" office:value-type="string" calcext:value-type="string">
            <text:p>mars</text:p>
          </table:table-cell>
          <table:table-cell table:style-name="ce4" office:value-type="string" calcext:value-type="string">
            <text:p>avril</text:p>
          </table:table-cell>
          <table:table-cell table:style-name="ce4" office:value-type="string" calcext:value-type="string">
            <text:p>mai</text:p>
          </table:table-cell>
          <table:table-cell table:style-name="ce4" office:value-type="string" calcext:value-type="string">
            <text:p>juin</text:p>
          </table:table-cell>
          <table:table-cell table:style-name="ce4" office:value-type="string" calcext:value-type="string">
            <text:p>juillet</text:p>
          </table:table-cell>
          <table:table-cell table:style-name="ce4" office:value-type="string" calcext:value-type="string">
            <text:p>août</text:p>
          </table:table-cell>
          <table:table-cell table:style-name="ce4" office:value-type="string" calcext:value-type="string">
            <text:p>septembre</text:p>
          </table:table-cell>
          <table:table-cell table:style-name="ce4" office:value-type="string" calcext:value-type="string">
            <text:p>octobre</text:p>
          </table:table-cell>
          <table:table-cell table:style-name="ce4" office:value-type="string" calcext:value-type="string">
            <text:p>novembre</text:p>
          </table:table-cell>
          <table:table-cell table:style-name="ce4" office:value-type="string" calcext:value-type="string">
            <text:p>décembr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do</text:p>
          </table:table-cell>
          <table:table-cell table:style-name="ce4" office:value-type="string" calcext:value-type="string">
            <text:p><text:s/>ré</text:p>
          </table:table-cell>
          <table:table-cell table:style-name="ce4" office:value-type="string" calcext:value-type="string">
            <text:p><text:s/>mi</text:p>
          </table:table-cell>
          <table:table-cell table:style-name="ce4" office:value-type="string" calcext:value-type="string">
            <text:p><text:s/>fa</text:p>
          </table:table-cell>
          <table:table-cell table:style-name="ce4" office:value-type="string" calcext:value-type="string">
            <text:p><text:s/>sol</text:p>
          </table:table-cell>
          <table:table-cell table:style-name="ce4" office:value-type="string" calcext:value-type="string">
            <text:p><text:s/>la</text:p>
          </table:table-cell>
          <table:table-cell table:style-name="ce4" office:value-type="string" calcext:value-type="string">
            <text:p>do</text:p>
          </table:table-cell>
          <table:table-cell table:style-name="ce4" office:value-type="string" calcext:value-type="string">
            <text:p><text:s/>ré</text:p>
          </table:table-cell>
          <table:table-cell table:style-name="ce4" office:value-type="string" calcext:value-type="string">
            <text:p><text:s/>m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ré</text:p>
          </table:table-cell>
          <table:table-cell table:style-name="ce5" office:value-type="string" calcext:value-type="string">
            <text:p>mi</text:p>
          </table:table-cell>
          <table:table-cell table:style-name="ce5" office:value-type="string" calcext:value-type="string">
            <text:p>fa</text:p>
          </table:table-cell>
          <table:table-cell table:style-name="ce17" table:number-columns-repeated="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mercredi</text:p>
          </table:table-cell>
          <table:table-cell table:style-name="ce4" office:value-type="string" calcext:value-type="string">
            <text:p>jeudi</text:p>
          </table:table-cell>
          <table:table-cell table:style-name="ce4" office:value-type="string" calcext:value-type="string">
            <text:p>vendredi</text:p>
          </table:table-cell>
          <table:table-cell table:style-name="ce4" office:value-type="string" calcext:value-type="string">
            <text:p>samed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ré</text:p>
          </table:table-cell>
          <table:table-cell table:style-name="ce4" office:value-type="string" calcext:value-type="string">
            <text:p>mi</text:p>
          </table:table-cell>
          <table:table-cell table:style-name="ce4" office:value-type="string" calcext:value-type="string">
            <text:p>fa</text:p>
          </table:table-cell>
          <table:table-cell table:style-name="ce4" office:value-type="string" calcext:value-type="string">
            <text:p>so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note1</text:p>
          </table:table-cell>
          <table:table-cell table:style-name="ce4" office:value-type="string" calcext:value-type="string">
            <text:p>note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lundi</text:p>
          </table:table-cell>
          <table:table-cell table:style-name="ce4" office:value-type="string" calcext:value-type="string">
            <text:p>mardi</text:p>
          </table:table-cell>
          <table:table-cell table:style-name="ce4" office:value-type="string" calcext:value-type="string">
            <text:p>mercredi</text:p>
          </table:table-cell>
          <table:table-cell table:style-name="ce4" office:value-type="string" calcext:value-type="string">
            <text:p>jeudi</text:p>
          </table:table-cell>
          <table:table-cell table:style-name="ce4" office:value-type="string" calcext:value-type="string">
            <text:p>vendredi</text:p>
          </table:table-cell>
          <table:table-cell table:style-name="ce4" office:value-type="string" calcext:value-type="string">
            <text:p>samedi</text:p>
          </table:table-cell>
          <table:table-cell table:style-name="ce4" office:value-type="string" calcext:value-type="string">
            <text:p>dimanche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/>
          <table:table-cell table:style-name="ce10" table:number-columns-repeated="7"/>
          <table:table-cell table:number-columns-repeated="1016"/>
        </table:table-row>
        <table:table-row table:style-name="ro1">
          <table:table-cell/>
          <table:table-cell table:style-name="ce11" office:value-type="float" office:value="6.55957" calcext:value-type="float">
            <text:p>6,55957</text:p>
          </table:table-cell>
          <table:table-cell table:style-name="ce14" table:formula="of:=3*EuroF" office:value-type="float" office:value="19.67871" calcext:value-type="float">
            <text:p>19,67871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/>
          <table:table-cell table:style-name="ce10"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AVERAGE([.B32:.K32])" office:value-type="float" office:value="10.9" calcext:value-type="float">
            <text:p>10,9</text:p>
          </table:table-cell>
          <table:table-cell table:style-name="ce4" table:number-columns-repeated="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IF([.B35] &gt; [.C35]; &quot;plus&quot;; &quot;moins&quot;)" office:value-type="string" office:string-value="moins" calcext:value-type="string">
            <text:p>moins</text:p>
          </table:table-cell>
          <table:table-cell table:style-name="ce15" table:formula="of:=IF([.B35]=[.C35]; &quot;Égal&quot;)" office:value-type="boolean" office:boolean-value="false" calcext:value-type="boolean">
            <text:p>FAUX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5.23" calcext:value-type="float">
            <text:p>5,23</text:p>
          </table:table-cell>
          <table:table-cell table:formula="of:=[.A39]*(19.6/100)" office:value-type="float" office:value="1.02508" calcext:value-type="float">
            <text:p>1,02508</text:p>
          </table:table-cell>
          <table:table-cell table:number-columns-repeated="1022"/>
        </table:table-row>
        <table:table-row table:style-name="ro1">
          <table:table-cell office:value-type="float" office:value="8.2" calcext:value-type="float">
            <text:p>8,2</text:p>
          </table:table-cell>
          <table:table-cell table:number-columns-repeated="1023"/>
        </table:table-row>
        <table:table-row table:style-name="ro1">
          <table:table-cell office:value-type="float" office:value="1.99" calcext:value-type="float">
            <text:p>1,99</text:p>
          </table:table-cell>
          <table:table-cell table:number-columns-repeated="1023"/>
        </table:table-row>
        <table:table-row table:style-name="ro1">
          <table:table-cell office:value-type="float" office:value="10.45" calcext:value-type="float">
            <text:p>10,45</text:p>
          </table:table-cell>
          <table:table-cell table:number-columns-repeated="1023"/>
        </table:table-row>
        <table:table-row table:style-name="ro1">
          <table:table-cell office:value-type="float" office:value="34.51" calcext:value-type="float">
            <text:p>34,51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E1:Feuille1.AMJ1 Feuille1.A2:Feuille1.AMJ14 Feuille1.A15:Feuille1.A15 Feuille1.K15:Feuille1.AMJ15 Feuille1.A16:Feuille1.AMJ23 Feuille1.A31:Feuille1.AMJ1048576 Feuille1.A24:Feuille1.A30 Feuille1.I24:Feuille1.AMJ30 Feuille1.B26:Feuille1.B27 Feuille1.C24:Feuille1.H27">
            <calcext:condition calcext:apply-style-name="Sans nom3" calcext:value="&lt;0" calcext:base-cell-address="Feuille1.A1"/>
            <calcext:condition calcext:apply-style-name="Sans nom4" calcext:value="&gt;0" calcext:base-cell-address="Feuille1.A1"/>
          </calcext:conditional-format>
          <calcext:conditional-format calcext:target-range-address="Feuille1.B1:Feuille1.B1">
            <calcext:condition calcext:apply-style-name="Sans nom1" calcext:value="&lt;0" calcext:base-cell-address="Feuille1.B1"/>
            <calcext:condition calcext:apply-style-name="Sans nom2" calcext:value="&gt;0" calcext:base-cell-address="Feuille1.B1"/>
          </calcext:conditional-format>
          <calcext:conditional-format calcext:target-range-address="Feuille1.B1:Feuille1.B1">
            <calcext:condition calcext:apply-style-name="Sans nom3" calcext:value="&lt;0" calcext:base-cell-address="Feuille1.B1"/>
            <calcext:condition calcext:apply-style-name="Sans nom4" calcext:value="&gt;0" calcext:base-cell-address="Feuille1.B1"/>
          </calcext:conditional-format>
          <calcext:conditional-format calcext:target-range-address="Feuille1.B15:Feuille1.J15">
            <calcext:condition calcext:apply-style-name="Sans nom3" calcext:value="&lt;0" calcext:base-cell-address="Feuille1.B15"/>
            <calcext:condition calcext:apply-style-name="Sans nom4" calcext:value="&gt;0" calcext:base-cell-address="Feuille1.B15"/>
          </calcext:conditional-format>
          <calcext:conditional-format calcext:target-range-address="Feuille1.C28:Feuille1.H30 Feuille1.B26:Feuille1.B28 Feuille1.C24:Feuille1.H27 Feuille1.B30:Feuille1.B30">
            <calcext:condition calcext:apply-style-name="Sans nom3" calcext:value="&lt;0" calcext:base-cell-address="Feuille1.B24"/>
            <calcext:condition calcext:apply-style-name="Sans nom4" calcext:value="&gt;0" calcext:base-cell-address="Feuille1.B24"/>
          </calcext:conditional-format>
          <calcext:conditional-format calcext:target-range-address="Feuille1.B26:Feuille1.H26 Feuille1.C24:Feuille1.H24">
            <calcext:condition calcext:apply-style-name="Sans nom3" calcext:value="&lt;0" calcext:base-cell-address="Feuille1.B24"/>
            <calcext:condition calcext:apply-style-name="Sans nom4" calcext:value="&gt;0" calcext:base-cell-address="Feuille1.B24"/>
          </calcext:conditional-format>
          <calcext:conditional-format calcext:target-range-address="Feuille1.B25:Feuille1.H25 Feuille1.B27:Feuille1.H27">
            <calcext:condition calcext:apply-style-name="Sans nom3" calcext:value="&lt;0" calcext:base-cell-address="Feuille1.B25"/>
            <calcext:condition calcext:apply-style-name="Sans nom4" calcext:value="&gt;0" calcext:base-cell-address="Feuille1.B25"/>
          </calcext:conditional-format>
          <calcext:conditional-format calcext:target-range-address="Feuille1.B24:Feuille1.H24 Feuille1.B26:Feuille1.H26">
            <calcext:condition calcext:apply-style-name="Sans nom3" calcext:value="&lt;0" calcext:base-cell-address="Feuille1.B24"/>
            <calcext:condition calcext:apply-style-name="Sans nom4" calcext:value="&gt;0" calcext:base-cell-address="Feuille1.B24"/>
          </calcext:conditional-format>
        </calcext:conditional-formats>
      </table:table>
      <table:named-expressions>
        <table:named-range table:name="A9999999999" table:base-cell-address="$Feuille1.$A$65536" table:cell-range-address="$Feuille1.$A$65536"/>
        <table:named-range table:name="EuroF" table:base-cell-address="$Feuille1.$B$29" table:cell-range-address="$Feuille1.$B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9900ff"/>
    </style:style>
    <style:style style:name="Sans_20_nom2" style:display-name="Sans nom2" style:family="table-cell" style:parent-style-name="Default">
      <style:text-properties fo:color="#33ff99"/>
    </style:style>
    <style:style style:name="Sans_20_nom3" style:display-name="Sans nom3" style:family="table-cell" style:parent-style-name="Default">
      <style:text-properties fo:color="#9900ff"/>
    </style:style>
    <style:style style:name="Sans_20_nom4" style:display-name="Sans nom4" style:family="table-cell" style:parent-style-name="Default">
      <style:text-properties fo:color="#33ff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4:33:54.3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4:14:54.353000000</meta:creation-date>
    <dc:date>2015-10-13T14:47:06.058000000</dc:date>
    <meta:editing-duration>PT1H16M45S</meta:editing-duration>
    <meta:editing-cycles>22</meta:editing-cycles>
    <meta:generator>LibreOffice/4.3.7.2$Windows_x86 LibreOffice_project/8a35821d8636a03b8bf4e15b48f59794652c68ba</meta:generator>
    <meta:document-statistic meta:table-count="1" meta:cell-count="109" meta:object-count="0"/>
  </office:meta>
</office:document-meta>
</file>